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9ccff" draw:textarea-horizontal-align="justify" draw:textarea-vertical-align="middle" draw:auto-grow-height="false" fo:min-height="0cm" fo:min-width="0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ffcc99" draw:textarea-horizontal-align="center" draw:textarea-vertical-align="middle"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e6e6ff"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ffff00" draw:textarea-vertical-align="middle" draw:auto-grow-height="false" fo:min-height="0.749cm" fo:min-width="0.499cm"/>
    </style:style>
    <style:style style:name="gr10" style:family="graphic" style:parent-style-name="standard">
      <style:graphic-properties draw:fill="solid" draw:fill-color="#ff0000" draw:textarea-horizontal-align="justify" draw:textarea-vertical-align="middle" draw:auto-grow-height="false" fo:min-height="0cm" fo:min-width="0cm"/>
    </style:style>
    <style:style style:name="gr11" style:family="graphic" style:parent-style-name="standard">
      <style:graphic-properties draw:fill="solid" draw:fill-color="#ff8080" draw:textarea-horizontal-align="justify" draw:textarea-vertical-align="middle" draw:auto-grow-height="false" fo:min-height="0cm" fo:min-width="0cm"/>
    </style:style>
    <style:style style:name="gr12" style:family="graphic" style:parent-style-name="standard">
      <style:graphic-properties draw:fill="solid" draw:fill-color="#ff3333" draw:textarea-vertical-align="middle" draw:auto-grow-height="false" fo:min-height="0.749cm" fo:min-width="0.499cm"/>
    </style:style>
    <style:style style:name="gr13"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9pt"/>
    </style:style>
    <style:style style:name="P5" style:family="paragraph">
      <style:paragraph-properties fo:text-align="start"/>
      <style:text-properties fo:font-size="9pt"/>
    </style:style>
    <style:style style:name="P6" style:family="paragraph">
      <style:paragraph-properties fo:margin-left="0cm" fo:margin-right="0cm" fo:text-indent="0cm"/>
    </style:style>
    <style:style style:name="P7" style:family="paragraph">
      <style:text-properties fo:color="#008000"/>
    </style:style>
    <style:style style:name="P8" style:family="paragraph">
      <style:paragraph-properties fo:margin-left="0cm" fo:margin-right="0cm" fo:text-align="center" fo:text-indent="0cm"/>
      <style:text-properties fo:color="#ffff00" fo:font-size="9pt"/>
    </style:style>
    <style:style style:name="P9" style:family="paragraph">
      <style:paragraph-properties fo:margin-left="0cm" fo:margin-right="0cm" fo:text-align="center" fo:text-indent="0cm"/>
      <style:text-properties fo:color="#ffff00" fo:font-size="2pt"/>
    </style:style>
    <style:style style:name="T1" style:family="text">
      <style:text-properties fo:font-size="10pt"/>
    </style:style>
    <style:style style:name="T2" style:family="text">
      <style:text-properties fo:font-size="9pt"/>
    </style:style>
    <style:style style:name="T3" style:family="text">
      <style:text-properties fo:color="#008000"/>
    </style:style>
    <style:style style:name="T4" style:family="text">
      <style:text-properties fo:color="#ffff00" fo:font-size="9pt"/>
    </style:style>
    <style:style style:name="T5" style:family="text">
      <style:text-properties fo:color="#ffff00" fo:font-size="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5.547cm" svg:height="1.964cm" svg:x="5.719cm" svg:y="0.733cm">
          <text:p text:style-name="P1">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5.509cm" svg:height="2.309cm" svg:x="5.737cm" svg:y="8.244cm">
            <text:p text:style-name="P1">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919cm" svg:height="1.592cm" svg:x="9.033cm" svg:y="8.652cm">
            <text:p text:style-name="P1"><text:span text:style-name="T1">Startd</text:span></text:p>
            <text:p text:style-name="P1"><text:span text:style-name="T1">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line draw:style-name="gr4" draw:text-style-name="P2" draw:layer="layout" svg:x1="2.969cm" svg:y1="7.162cm" svg:x2="5.679cm" svg:y2="8.303cm">
          <text:p text:style-name="P6"/>
        </draw:line>
        <draw:line draw:style-name="gr4" draw:text-style-name="P2" draw:layer="layout" svg:x1="8.464cm" svg:y1="6.752cm" svg:x2="8.445cm" svg:y2="8.116cm">
          <text:p text:style-name="P6"/>
        </draw:line>
        <draw:line draw:style-name="gr4" draw:text-style-name="P2" draw:layer="layout" svg:x1="14.029cm" svg:y1="7.129cm" svg:x2="11.249cm" svg:y2="8.285cm">
          <text:p text:style-name="P6"/>
        </draw:line>
        <draw:custom-shape draw:style-name="gr5" draw:text-style-name="P4" draw:id="id1" draw:layer="layout" svg:width="3.252cm" svg:height="1.439cm" svg:x="12.536cm" svg:y="1.108cm">
          <text:p text:style-name="P3"><text:span text:style-name="T2">basedir=/mydir</text:span></text:p>
          <text:p text:style-name="P3"><text:span text:style-name="T2">entries=e1,e2,e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2" draw:layer="layout" draw:type="line" svg:x1="12.536cm" svg:y1="1.826cm" svg:x2="11.266cm" svg:y2="1.715cm" draw:start-shape="id1" draw:start-glue-point="5" draw:end-shape="id2" draw:end-glue-point="1">
          <text:p text:style-name="P6"/>
        </draw:connector>
        <draw:custom-shape draw:style-name="gr7" draw:text-style-name="P5" draw:layer="layout" svg:width="4.261cm" svg:height="2.752cm" svg:x="0.84cm" svg:y="4.328cm">
          <text:p text:style-name="P3"><text:span text:style-name="T2">/mydir/glidein_e1</text:span></text:p>
          <text:p text:style-name="P3"><text:span text:style-name="T2"><text:tab/></text:span><text:span text:style-name="T2">job.condor</text:span></text:p>
          <text:p text:style-name="P3"><text:span text:style-name="T2"><text:tab/></text:span><text:span text:style-name="T2">glidein_startup.sh</text:span></text:p>
          <text:p text:style-name="P3"><text:span text:style-name="T2"><text:tab/></text:span><text:span text:style-name="T2">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7" draw:layer="layout" svg:width="4.655cm" svg:height="1.195cm" svg:x="0.643cm" svg:y="3.294cm">
          <draw:text-box>
            <text:p text:style-name="P6"><text:span text:style-name="T3">condor_submit</text:span></text:p>
          </draw:text-box>
        </draw:frame>
        <draw:frame draw:style-name="gr8" draw:text-style-name="P7" draw:layer="layout" svg:width="4.655cm" svg:height="1.195cm" svg:x="6.044cm" svg:y="3.295cm">
          <draw:text-box>
            <text:p text:style-name="P6"><text:span text:style-name="T3">condor_submit</text:span></text:p>
          </draw:text-box>
        </draw:frame>
        <draw:frame draw:style-name="gr8" draw:text-style-name="P7" draw:layer="layout" svg:width="4.655cm" svg:height="1.195cm" svg:x="11.645cm" svg:y="3.296cm">
          <draw:text-box>
            <text:p text:style-name="P6"><text:span text:style-name="T3">condor_submit</text:span></text:p>
          </draw:text-box>
        </draw:frame>
        <draw:line draw:style-name="gr6" draw:text-style-name="P2" draw:layer="layout" svg:x1="5.735cm" svg:y1="2.622cm" svg:x2="3.175cm" svg:y2="3.743cm">
          <text:p text:style-name="P6"/>
        </draw:line>
        <draw:line draw:style-name="gr6" draw:text-style-name="P2" draw:layer="layout" svg:x1="8.483cm" svg:y1="2.808cm" svg:x2="8.483cm" svg:y2="3.706cm">
          <text:p text:style-name="P6"/>
        </draw:line>
        <draw:line draw:style-name="gr6" draw:text-style-name="P2" draw:layer="layout" svg:x1="11.235cm" svg:y1="2.623cm" svg:x2="13.94cm" svg:y2="3.799cm">
          <text:p text:style-name="P6"/>
        </draw:line>
        <draw:custom-shape draw:style-name="gr9" draw:text-style-name="P1" draw:layer="layout" svg:width="5.382cm" svg:height="2.915cm" svg:x="18.118cm" svg:y="4.766cm">
          <text:p text:style-name="P1">Grid site</text:p>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8" draw:layer="layout" svg:width="2.032cm" svg:height="0.889cm" svg:x="17.424cm" svg:y="6.479cm">
          <text:p text:style-name="P1"><text:span text:style-name="T4">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16cm" svg:height="0.94cm" svg:x="19.365cm" svg:y="6.154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9" draw:layer="layout" svg:width="0.305cm" svg:height="0.305cm" svg:x="19.537cm" svg:y="6.516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5.382cm" svg:height="2.915cm" svg:x="18.118cm" svg:y="6.267cm">
          <text:p text:style-name="P1">Grid site</text:p>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8" draw:layer="layout" svg:width="2.032cm" svg:height="0.889cm" svg:x="17.424cm" svg:y="7.98cm">
          <text:p text:style-name="P1"><text:span text:style-name="T4">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16cm" svg:height="0.94cm" svg:x="19.365cm" svg:y="7.655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9" draw:layer="layout" svg:width="0.305cm" svg:height="0.305cm" svg:x="19.537cm" svg:y="8.017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5.382cm" svg:height="2.915cm" svg:x="18.118cm" svg:y="7.768cm">
          <text:p text:style-name="P1">Grid site</text:p>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8" draw:layer="layout" svg:width="2.032cm" svg:height="0.889cm" svg:x="17.424cm" svg:y="9.481cm">
          <text:p text:style-name="P1"><text:span text:style-name="T4">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16cm" svg:height="0.94cm" svg:x="19.365cm" svg:y="9.156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9" draw:layer="layout" svg:width="0.305cm" svg:height="0.305cm" svg:x="19.537cm" svg:y="9.518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line draw:style-name="gr13" draw:text-style-name="P2" draw:layer="layout" svg:x1="11.288cm" svg:y1="9.177cm" svg:x2="17.325cm" svg:y2="7.009cm">
          <text:p text:style-name="P6"/>
        </draw:line>
        <draw:line draw:style-name="gr13" draw:text-style-name="P2" draw:layer="layout" svg:x1="11.289cm" svg:y1="9.377cm" svg:x2="17.289cm" svg:y2="8.411cm">
          <text:p text:style-name="P6"/>
        </draw:line>
        <draw:line draw:style-name="gr13" draw:text-style-name="P2" draw:layer="layout" svg:x1="11.29cm" svg:y1="9.577cm" svg:x2="17.289cm" svg:y2="9.906cm">
          <text:p text:style-name="P6"/>
        </draw:line>
        <draw:custom-shape draw:style-name="gr7" draw:text-style-name="P5" draw:layer="layout" svg:width="4.261cm" svg:height="2.752cm" svg:x="6.341cm" svg:y="4.328cm">
          <text:p text:style-name="P3"><text:span text:style-name="T2">/mydir/glidein_e2</text:span></text:p>
          <text:p text:style-name="P3"><text:span text:style-name="T2"><text:tab/></text:span><text:span text:style-name="T2">job.condor</text:span></text:p>
          <text:p text:style-name="P3"><text:span text:style-name="T2"><text:tab/></text:span><text:span text:style-name="T2">glidein_startup.sh</text:span></text:p>
          <text:p text:style-name="P3"><text:span text:style-name="T2"><text:tab/></text:span><text:span text:style-name="T2">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layer="layout" svg:width="4.261cm" svg:height="2.752cm" svg:x="11.842cm" svg:y="4.328cm">
          <text:p text:style-name="P3"><text:span text:style-name="T2">/mydir/glidein_e3</text:span></text:p>
          <text:p text:style-name="P3"><text:span text:style-name="T2"><text:tab/></text:span><text:span text:style-name="T2">job.condor</text:span></text:p>
          <text:p text:style-name="P3"><text:span text:style-name="T2"><text:tab/></text:span><text:span text:style-name="T2">glidein_startup.sh</text:span></text:p>
          <text:p text:style-name="P3"><text:span text:style-name="T2"><text:tab/></text:span><text:span text:style-name="T2">params.cf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384cm" fo:page-height="11.4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2T16:54:37</meta:creation-date>
    <dc:date>2006-10-02T17:42:32</dc:date>
    <dc:language>en-US</dc:language>
    <meta:editing-cycles>4</meta:editing-cycles>
    <meta:editing-duration>PT44M54S</meta:editing-duration>
    <meta:user-defined meta:name="Info 1"/>
    <meta:user-defined meta:name="Info 2"/>
    <meta:user-defined meta:name="Info 3"/>
    <meta:user-defined meta:name="Info 4"/>
    <meta:document-statistic meta:object-count="33"/>
  </office:meta>
</office:document-meta>
</file>